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pitrigla obscura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pitrigla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rius thalassin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ry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15T19:16:46.720119287</dc:date>
    <meta:editing-duration>P1DT11H4M47S</meta:editing-duration>
    <meta:editing-cycles>148</meta:editing-cycles>
    <meta:generator>LibreOffice/7.3.7.2$Linux_X86_64 LibreOffice_project/30$Build-2</meta:generator>
    <meta:document-statistic meta:table-count="1" meta:cell-count="4963" meta:object-count="0"/>
  </office:meta>
</office:document-meta>
</file>